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110.61pt"/>
    </style:style>
    <style:style style:name="co8" style:family="table-column">
      <style:table-column-properties fo:break-before="auto" style:column-width="47.85pt"/>
    </style:style>
    <style:style style:name="co9" style:family="table-column">
      <style:table-column-properties fo:break-before="auto" style:column-width="715.8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51"/>
    <style:style style:name="ce4" style:family="table-cell" style:parent-style-name="Default" style:data-style-name="N51">
      <style:table-cell-properties fo:background-color="#ffff00"/>
    </style:style>
    <style:style style:name="T1" style:family="text">
      <style:text-properties style:text-position="super 58%"/>
    </style:style>
  </office:automatic-styles>
  <office:body>
    <office:spreadsheet>
      <table:tracked-changes>
        <table:cell-content-change table:id="ct1" table:acceptance-state="accepted">
          <table:cell-address table:column="9" table:row="21" table:table="0"/>
          <office:change-info>
            <dc:creator> </dc:creator>
            <dc:date>2020-04-07T20:33:32.150988472</dc:date>
          </office:change-info>
          <table:previous>
            <table:change-track-table-cell office:value-type="string">
              <text:p>destructive harvest plants; this leaf collected at 14:45. </text:p>
            </table:change-track-table-cell>
          </table:previous>
        </table:cell-content-change>
        <table:cell-content-change table:id="ct2" table:acceptance-state="accepted">
          <table:cell-address table:column="0" table:row="77" table:table="0"/>
          <office:change-info>
            <dc:creator> </dc:creator>
            <dc:date>2020-04-07T20:33:32.152747831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pressurebomb_greenhouse2019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data_ok</text:p>
          </table:table-cell>
          <table:table-cell table:style-name="Default" office:value-type="string" calcext:value-type="string">
            <text:p>datetim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current_treatment</text:p>
          </table:table-cell>
          <table:table-cell office:value-type="string" calcext:value-type="string">
            <text:p>psi_mPa</text:p>
          </table:table-cell>
          <table:table-cell office:value-type="string" calcext:value-type="string">
            <text:p>side_of_greenhouse</text:p>
          </table:table-cell>
          <table:table-cell office:value-type="string" calcext:value-type="string">
            <text:p>diameter_at_base_mm</text:p>
          </table:table-cell>
          <table:table-cell office:value-type="string" calcext:value-type="string">
            <text:p>percent_dead</text:p>
          </table:table-cell>
          <table:table-cell office:value-type="string" calcext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04/2019 13:3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ry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north</text:p>
          </table:table-cell>
          <table:table-cell office:value-type="float" office:value="21.18" calcext:value-type="float">
            <text:p>21.18</text:p>
          </table:table-cell>
          <table:table-cell/>
          <table:table-cell office:value-type="string" calcext:value-type="string">
            <text:p>today was the first pressure bomb readings, and the treatments were switched on this eve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04/2019 13:3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wet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north</text:p>
          </table:table-cell>
          <table:table-cell office:value-type="float" office:value="21.64" calcext:value-type="float">
            <text:p>21.64</text:p>
          </table:table-cell>
          <table:table-cell/>
          <table:table-cell office:value-type="string" calcext:value-type="string">
            <text:p>today was the first pressure bomb readings, and the treatments were switched on this eve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04/2019 13:3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ry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north</text:p>
          </table:table-cell>
          <table:table-cell office:value-type="float" office:value="21.88" calcext:value-type="float">
            <text:p>21.88</text:p>
          </table:table-cell>
          <table:table-cell/>
          <table:table-cell office:value-type="string" calcext:value-type="string">
            <text:p>today was the first pressure bomb readings, and the treatments were switched on this eve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04/2019 13:3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oderate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north</text:p>
          </table:table-cell>
          <table:table-cell office:value-type="float" office:value="21.35" calcext:value-type="float">
            <text:p>21.35</text:p>
          </table:table-cell>
          <table:table-cell/>
          <table:table-cell office:value-type="string" calcext:value-type="string">
            <text:p>today was the first pressure bomb readings, and the treatments were switched on this eve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04/2019 13:3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wet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rth</text:p>
          </table:table-cell>
          <table:table-cell office:value-type="float" office:value="22.65" calcext:value-type="float">
            <text:p>22.65</text:p>
          </table:table-cell>
          <table:table-cell/>
          <table:table-cell office:value-type="string" calcext:value-type="string">
            <text:p>today was the first pressure bomb readings, and the treatments were switched on this eve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04/2019 13:3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oderate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north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string" calcext:value-type="string">
            <text:p>today was the first pressure bomb readings, and the treatments were switched on this eve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04/2019 13:3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oderate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north</text:p>
          </table:table-cell>
          <table:table-cell office:value-type="float" office:value="21.13" calcext:value-type="float">
            <text:p>21.13</text:p>
          </table:table-cell>
          <table:table-cell/>
          <table:table-cell office:value-type="string" calcext:value-type="string">
            <text:p>today was the first pressure bomb readings, and the treatments were switched on this eve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04/2019 13:3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ry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north</text:p>
          </table:table-cell>
          <table:table-cell office:value-type="float" office:value="20.55" calcext:value-type="float">
            <text:p>20.55</text:p>
          </table:table-cell>
          <table:table-cell/>
          <table:table-cell office:value-type="string" calcext:value-type="string">
            <text:p>today was the first pressure bomb readings, and the treatments were switched on this eve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04/2019 13:3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w16</text:p>
          </table:table-cell>
          <table:table-cell office:value-type="string" calcext:value-type="string">
            <text:p>wet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north</text:p>
          </table:table-cell>
          <table:table-cell office:value-type="float" office:value="21.34" calcext:value-type="float">
            <text:p>21.34</text:p>
          </table:table-cell>
          <table:table-cell/>
          <table:table-cell office:value-type="string" calcext:value-type="string">
            <text:p>today was the first pressure bomb readings, and the treatments were switched on this eve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3/2019 13:4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we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south</text:p>
          </table:table-cell>
          <table:table-cell office:value-type="float" office:value="21.24" calcext:value-type="float">
            <text:p>21.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3/2019 13:4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wet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south</text:p>
          </table:table-cell>
          <table:table-cell office:value-type="float" office:value="20.1" calcext:value-type="float">
            <text:p>2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3/2019 13:4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oderate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south</text:p>
          </table:table-cell>
          <table:table-cell office:value-type="float" office:value="20.67" calcext:value-type="float">
            <text:p>20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3/2019 13:4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wet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south</text:p>
          </table:table-cell>
          <table:table-cell office:value-type="float" office:value="19.16" calcext:value-type="float">
            <text:p>19.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3/2019 13:4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dry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south</text:p>
          </table:table-cell>
          <table:table-cell office:value-type="float" office:value="21.44" calcext:value-type="float">
            <text:p>21.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3/2019 13:4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dry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south</text:p>
          </table:table-cell>
          <table:table-cell office:value-type="float" office:value="22.55" calcext:value-type="float">
            <text:p>22.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3/2019 13:4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oderate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south</text:p>
          </table:table-cell>
          <table:table-cell office:value-type="float" office:value="21.61" calcext:value-type="float">
            <text:p>21.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3/2019 13:4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oderate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south</text:p>
          </table:table-cell>
          <table:table-cell office:value-type="float" office:value="23.04" calcext:value-type="float">
            <text:p>23.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3/2019 13:4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dry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south</text:p>
          </table:table-cell>
          <table:table-cell office:value-type="float" office:value="22.22" calcext:value-type="float">
            <text:p>22.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5/2019 14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wet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north and south</text:p>
          </table:table-cell>
          <table:table-cell table:number-columns-repeated="2"/>
          <table:table-cell office:value-type="string" calcext:value-type="string">
            <text:p>THIS WAS ORIGINALLY ENTERED AS D-20 in logbook but I’m pretty sure it’s M-20; destructive harvest plants; this leaf collected after initial set because I couldn’t get good read on 1st leaf. Used Troy’s pressure bomb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5/2019 13:2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8</text:p>
          </table:table-cell>
          <table:table-cell office:value-type="string" calcext:value-type="string">
            <text:p>dry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north and south</text:p>
          </table:table-cell>
          <table:table-cell table:number-columns-repeated="2"/>
          <table:table-cell office:value-type="string" calcext:value-type="string">
            <text:p>destructive harvest plants; Used Troy’s pressure bomb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5/2019 14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we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north and south</text:p>
          </table:table-cell>
          <table:table-cell table:number-columns-repeated="2"/>
          <table:table-cell office:value-type="string" calcext:value-type="string">
            <text:p>IS THIS REALLY M20? destructive harvest plants; this leaf collected at 14:45.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5/2019 13:2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1</text:p>
          </table:table-cell>
          <table:table-cell office:value-type="string" calcext:value-type="string">
            <text:p>dry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north and south</text:p>
          </table:table-cell>
          <table:table-cell table:number-columns-repeated="2"/>
          <table:table-cell office:value-type="string" calcext:value-type="string">
            <text:p>destructive harvest plants; Used Troy’s pressure bomb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5/2019 13:2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moderate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north and south</text:p>
          </table:table-cell>
          <table:table-cell table:number-columns-repeated="2"/>
          <table:table-cell office:value-type="string" calcext:value-type="string">
            <text:p>destructive harvest plants; Used Troy’s pressure bomb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5/2019 13:2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wet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orth and south</text:p>
          </table:table-cell>
          <table:table-cell table:number-columns-repeated="2"/>
          <table:table-cell office:value-type="string" calcext:value-type="string">
            <text:p>destructive harvest plants; Used Troy’s pressure bomb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5/2019 13:2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wet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north and south</text:p>
          </table:table-cell>
          <table:table-cell table:number-columns-repeated="2"/>
          <table:table-cell office:value-type="string" calcext:value-type="string">
            <text:p>destructive harvest plants; Used Troy’s pressure bomb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5/2019 13:2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moderate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north and south</text:p>
          </table:table-cell>
          <table:table-cell table:number-columns-repeated="2"/>
          <table:table-cell office:value-type="string" calcext:value-type="string">
            <text:p>destructive harvest plants; Used Troy’s pressure bomb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5/2019 13:2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3</text:p>
          </table:table-cell>
          <table:table-cell office:value-type="string" calcext:value-type="string">
            <text:p>dry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north and south</text:p>
          </table:table-cell>
          <table:table-cell table:number-columns-repeated="2"/>
          <table:table-cell office:value-type="string" calcext:value-type="string">
            <text:p>destructive harvest plants; Used Troy’s pressure bomb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8/2019 13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moderate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8/2019 13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oderate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8/2019 13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5</text:p>
          </table:table-cell>
          <table:table-cell office:value-type="string" calcext:value-type="string">
            <text:p>dry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8/2019 13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dry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8/2019 13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wet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8/2019 13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wet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8/2019 13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dry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8/2019 13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oderate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8/2019 13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wet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9/2019 14:0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we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9/2019 14:0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oderate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9/2019 14:0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dry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9/2019 14:0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dry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9/2019 14:0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oderate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9/2019 14:0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wet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9/2019 14:0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e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9/2019 14:0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oderate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19/2019 14:00:0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dry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0/2019 10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wet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0/2019 10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oderate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0/2019 10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we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0/2019 10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5</text:p>
          </table:table-cell>
          <table:table-cell office:value-type="string" calcext:value-type="string">
            <text:p>dry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0/2019 10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dry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0/2019 10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moderate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0/2019 10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dry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0/2019 10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oderate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0/2019 10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wet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1/2019 10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dry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1/2019 10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moderate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1/2019 10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wet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1/2019 10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dry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1/2019 10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oderate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1/2019 10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wet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1/2019 10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oderate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1/2019 10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dry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1/2019 10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et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07:0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5</text:p>
          </table:table-cell>
          <table:table-cell office:value-type="string" calcext:value-type="string">
            <text:p>dry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07:0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6</text:p>
          </table:table-cell>
          <table:table-cell office:value-type="string" calcext:value-type="string">
            <text:p>dry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07:0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wet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07:0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oderate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07:0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wet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07:0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dry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07:0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wet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07:0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oderat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07:0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moderate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11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oderate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11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wet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11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dry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11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wet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11/22/2019 11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th</text:p>
          </table:table-cell>
          <table:table-cell table:number-columns-repeated="2"/>
          <table:table-cell office:value-type="string" calcext:value-type="string">
            <text:p>Stem broke; couldn’t get rea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11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oderate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11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dry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11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dry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2/2019 11:4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moderate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6/2019 17:0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oderate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6/2019 17:0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wet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6/2019 17:0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dry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6/2019 17:0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oderate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6/2019 17:0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wet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6/2019 17:0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wet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6/2019 17:0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6</text:p>
          </table:table-cell>
          <table:table-cell office:value-type="string" calcext:value-type="string">
            <text:p>dry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6/2019 17:0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dry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1/26/2019 17:0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odera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2T15:00:00" calcext:value-type="date">
            <text:p>12/02/2019 15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1</text:p>
          </table:table-cell>
          <table:table-cell office:value-type="string" calcext:value-type="string">
            <text:p>dry_virgin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2T15:00:00" calcext:value-type="date">
            <text:p>12/02/2019 15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et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2T15:00:00" calcext:value-type="date">
            <text:p>12/02/2019 15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9</text:p>
          </table:table-cell>
          <table:table-cell office:value-type="string" calcext:value-type="string">
            <text:p>dry_virgin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2T15:00:00" calcext:value-type="date">
            <text:p>12/02/2019 15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ry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2T15:00:00" calcext:value-type="date">
            <text:p>12/02/2019 15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wet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2T15:00:00" calcext:value-type="date">
            <text:p>12/02/2019 15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ry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2T15:00:00" calcext:value-type="date">
            <text:p>12/02/2019 15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wet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2T15:00:00" calcext:value-type="date">
            <text:p>12/02/2019 15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ry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2T15:00:00" calcext:value-type="date">
            <text:p>12/02/2019 15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2</text:p>
          </table:table-cell>
          <table:table-cell office:value-type="string" calcext:value-type="string">
            <text:p>dry_virgin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north</text:p>
          </table:table-cell>
          <table:table-cell table:number-columns-repeated="2"/>
          <table:table-cell office:value-type="string" calcext:value-type="string">
            <text:p>Only 3 good virgin buffer plants, so had to sample from north side for one of them (but is in middle row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4" office:value-type="date" office:date-value="2019-12-03T08:35:00" calcext:value-type="date">
            <text:p>12/03/2019 08:35:00</text:p>
          </table:table-cell>
          <table:table-cell table:style-name="ce2" office:value-type="string" calcext:value-type="string">
            <text:p>clay</text:p>
          </table:table-cell>
          <table:table-cell table:style-name="ce2" office:value-type="string" calcext:value-type="string">
            <text:p>w3</text:p>
          </table:table-cell>
          <table:table-cell table:style-name="ce2" office:value-type="string" calcext:value-type="string">
            <text:p>dry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string" calcext:value-type="string">
            <text:p>north</text:p>
          </table:table-cell>
          <table:table-cell table:style-name="ce2" table:number-columns-repeated="2"/>
          <table:table-cell table:style-name="ce2" office:value-type="string" calcext:value-type="string">
            <text:p>This leaf was accidentally collected from an old W block plant. None of these are on scales, so this measurement is probably useless.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3T08:35:00" calcext:value-type="date">
            <text:p>12/03/2019 08:3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wet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3T08:35:00" calcext:value-type="date">
            <text:p>12/03/2019 08:3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ry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3T08:35:00" calcext:value-type="date">
            <text:p>12/03/2019 08:3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1</text:p>
          </table:table-cell>
          <table:table-cell office:value-type="string" calcext:value-type="string">
            <text:p>dry_virgin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3T08:35:00" calcext:value-type="date">
            <text:p>12/03/2019 08:3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wet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3T08:35:00" calcext:value-type="date">
            <text:p>12/03/2019 08:3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2</text:p>
          </table:table-cell>
          <table:table-cell office:value-type="string" calcext:value-type="string">
            <text:p>dry_virgin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3T08:35:00" calcext:value-type="date">
            <text:p>12/03/2019 08:3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9</text:p>
          </table:table-cell>
          <table:table-cell office:value-type="string" calcext:value-type="string">
            <text:p>dry_virgin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s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3T08:35:00" calcext:value-type="date">
            <text:p>12/03/2019 08:3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wet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3T08:35:00" calcext:value-type="date">
            <text:p>12/03/2019 08:3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ry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3T08:35:00" calcext:value-type="date">
            <text:p>12/03/2019 08:3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ry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nort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es</text:p>
          </table:table-cell>
          <table:table-cell office:value-type="date" office:date-value="2019-12-05T06:52:00" calcext:value-type="date">
            <text:p>12/05/2019 06:52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ry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Today, started collecting leaves from bottom of plant towards top (had been collecting from top to bottom before today). Started with about 6-7<text:span text:style-name="T1">th</text:span> leaf from top of plant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5T06:52:00" calcext:value-type="date">
            <text:p>12/05/2019 06:52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wet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5T06:52:00" calcext:value-type="date">
            <text:p>12/05/2019 06:52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9</text:p>
          </table:table-cell>
          <table:table-cell office:value-type="string" calcext:value-type="string">
            <text:p>dry_virgin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south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5T06:52:00" calcext:value-type="date">
            <text:p>12/05/2019 06:52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we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5T06:52:00" calcext:value-type="date">
            <text:p>12/05/2019 06:52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r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sou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5T06:52:00" calcext:value-type="date">
            <text:p>12/05/2019 06:52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1</text:p>
          </table:table-cell>
          <table:table-cell office:value-type="string" calcext:value-type="string">
            <text:p>dry_virgin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5T06:52:00" calcext:value-type="date">
            <text:p>12/05/2019 06:52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2</text:p>
          </table:table-cell>
          <table:table-cell office:value-type="string" calcext:value-type="string">
            <text:p>dry_virgin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5T06:52:00" calcext:value-type="date">
            <text:p>12/05/2019 06:52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wet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5T06:52:00" calcext:value-type="date">
            <text:p>12/05/2019 06:52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ry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6T14:15:00" calcext:value-type="date">
            <text:p>12/06/2019 14:1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wet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Only collected from M and D blocks today since running low on leaves in W block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6T14:15:00" calcext:value-type="date">
            <text:p>12/06/2019 14:1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ry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6T14:15:00" calcext:value-type="date">
            <text:p>12/06/2019 14:1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we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or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6T14:15:00" calcext:value-type="date">
            <text:p>12/06/2019 14:1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ry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nor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6T14:15:00" calcext:value-type="date">
            <text:p>12/06/2019 14:1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we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6T14:15:00" calcext:value-type="date">
            <text:p>12/06/2019 14:15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ry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nor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9T12:10:00" calcext:value-type="date">
            <text:p>12/09/2019 12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9</text:p>
          </table:table-cell>
          <table:table-cell office:value-type="string" calcext:value-type="string">
            <text:p>dry_virgin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9T12:10:00" calcext:value-type="date">
            <text:p>12/09/2019 12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ry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9T12:10:00" calcext:value-type="date">
            <text:p>12/09/2019 12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wet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9T12:10:00" calcext:value-type="date">
            <text:p>12/09/2019 12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1</text:p>
          </table:table-cell>
          <table:table-cell office:value-type="string" calcext:value-type="string">
            <text:p>dry_virgin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9T12:10:00" calcext:value-type="date">
            <text:p>12/09/2019 12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et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9T12:10:00" calcext:value-type="date">
            <text:p>12/09/2019 12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ry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nor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9T12:10:00" calcext:value-type="date">
            <text:p>12/09/2019 12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ry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9T12:10:00" calcext:value-type="date">
            <text:p>12/09/2019 12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2</text:p>
          </table:table-cell>
          <table:table-cell office:value-type="string" calcext:value-type="string">
            <text:p>dry_virgin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09T12:10:00" calcext:value-type="date">
            <text:p>12/09/2019 12:1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wet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0T16:33:00" calcext:value-type="date">
            <text:p>12/10/2019 16:3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wet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0T16:33:00" calcext:value-type="date">
            <text:p>12/10/2019 16:3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1</text:p>
          </table:table-cell>
          <table:table-cell office:value-type="string" calcext:value-type="string">
            <text:p>dry_virgin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0T16:33:00" calcext:value-type="date">
            <text:p>12/10/2019 16:3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ry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nor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0T16:33:00" calcext:value-type="date">
            <text:p>12/10/2019 16:3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9</text:p>
          </table:table-cell>
          <table:table-cell office:value-type="string" calcext:value-type="string">
            <text:p>dry_virgin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0T16:33:00" calcext:value-type="date">
            <text:p>12/10/2019 16:3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wet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0T16:33:00" calcext:value-type="date">
            <text:p>12/10/2019 16:3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ry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nor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0T16:33:00" calcext:value-type="date">
            <text:p>12/10/2019 16:3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2</text:p>
          </table:table-cell>
          <table:table-cell office:value-type="string" calcext:value-type="string">
            <text:p>dry_virgin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0T16:33:00" calcext:value-type="date">
            <text:p>12/10/2019 16:3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ry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nort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0T16:33:00" calcext:value-type="date">
            <text:p>12/10/2019 16:33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wet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0T18:00:00" calcext:value-type="date">
            <text:p>12/10/2019 18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9</text:p>
          </table:table-cell>
          <table:table-cell office:value-type="string" calcext:value-type="string">
            <text:p>dry_virgin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sout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Ds turned off today at 16:50 and remained off when cutting leaves for pressure bomb. Sky completely dark; only light is some ambient light coming from adjacent CSU greenhouses. NOTE: I forgot my headlamp so had to use ceiling lights when processing leaves before measurements in pressure bomb. I did NOT need a headlamp to harvest leaves since there was sufficient ambient light in greenhous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0T18:00:00" calcext:value-type="date">
            <text:p>12/10/2019 18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wet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LEDs turned off today at 16:50 and remained off when cutting leaves for pressure bomb. Sky completely dark; only light is some ambient light coming from adjacent CSU greenhouses. NOTE: I forgot my headlamp so had to use ceiling lights when processing leaves before measurements in pressure bomb. I did NOT need a headlamp to harvest leaves since there was sufficient ambient light in greenhous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0T18:00:00" calcext:value-type="date">
            <text:p>12/10/2019 18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2</text:p>
          </table:table-cell>
          <table:table-cell office:value-type="string" calcext:value-type="string">
            <text:p>dry_virgin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north</text:p>
          </table:table-cell>
          <table:table-cell table:number-columns-repeated="2"/>
          <table:table-cell office:value-type="string" calcext:value-type="string">
            <text:p>LEDs turned off today at 16:50 and remained off when cutting leaves for pressure bomb. Sky completely dark; only light is some ambient light coming from adjacent CSU greenhouses. NOTE: I forgot my headlamp so had to use ceiling lights when processing leaves before measurements in pressure bomb. I did NOT need a headlamp to harvest leaves since there was sufficient ambient light in greenhous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0T18:00:00" calcext:value-type="date">
            <text:p>12/10/2019 18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we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LEDs turned off today at 16:50 and remained off when cutting leaves for pressure bomb. Sky completely dark; only light is some ambient light coming from adjacent CSU greenhouses. NOTE: I forgot my headlamp so had to use ceiling lights when processing leaves before measurements in pressure bomb. I did NOT need a headlamp to harvest leaves since there was sufficient ambient light in greenhous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0T18:00:00" calcext:value-type="date">
            <text:p>12/10/2019 18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31</text:p>
          </table:table-cell>
          <table:table-cell office:value-type="string" calcext:value-type="string">
            <text:p>dry_virgin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LEDs turned off today at 16:50 and remained off when cutting leaves for pressure bomb. Sky completely dark; only light is some ambient light coming from adjacent CSU greenhouses. NOTE: I forgot my headlamp so had to use ceiling lights when processing leaves before measurements in pressure bomb. I did NOT need a headlamp to harvest leaves since there was sufficient ambient light in greenhous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0T18:00:00" calcext:value-type="date">
            <text:p>12/10/2019 18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ry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LEDs turned off today at 16:50 and remained off when cutting leaves for pressure bomb. Sky completely dark; only light is some ambient light coming from adjacent CSU greenhouses. NOTE: I forgot my headlamp so had to use ceiling lights when processing leaves before measurements in pressure bomb. I did NOT need a headlamp to harvest leaves since there was sufficient ambient light in greenhous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0T18:00:00" calcext:value-type="date">
            <text:p>12/10/2019 18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ry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sout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Ds turned off today at 16:50 and remained off when cutting leaves for pressure bomb. Sky completely dark; only light is some ambient light coming from adjacent CSU greenhouses. NOTE: I forgot my headlamp so had to use ceiling lights when processing leaves before measurements in pressure bomb. I did NOT need a headlamp to harvest leaves since there was sufficient ambient light in greenhous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0T18:00:00" calcext:value-type="date">
            <text:p>12/10/2019 18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wet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LEDs turned off today at 16:50 and remained off when cutting leaves for pressure bomb. Sky completely dark; only light is some ambient light coming from adjacent CSU greenhouses. NOTE: I forgot my headlamp so had to use ceiling lights when processing leaves before measurements in pressure bomb. I did NOT need a headlamp to harvest leaves since there was sufficient ambient light in greenhous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0T18:00:00" calcext:value-type="date">
            <text:p>12/10/2019 18:0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ry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sout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Ds turned off today at 16:50 and remained off when cutting leaves for pressure bomb. Sky completely dark; only light is some ambient light coming from adjacent CSU greenhouses. NOTE: I forgot my headlamp so had to use ceiling lights when processing leaves before measurements in pressure bomb. I did NOT need a headlamp to harvest leaves since there was sufficient ambient light in greenhouse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1T06:20:00" calcext:value-type="date">
            <text:p>12/11/2019 06:2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7</text:p>
          </table:table-cell>
          <table:table-cell office:value-type="string" calcext:value-type="string">
            <text:p>dry_virgin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notebook but not in this spreadsheet (start time = 6:20, end time = 6:33). NOTE, LEDs remained off since 16:50 the previous day, and the sun had not yet risen so it was dark (excluding ambient light from adjacent greenhouse). LEDs turned back on afterwards, at 07:14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1T06:20:00" calcext:value-type="date">
            <text:p>12/11/2019 06:2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wet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nort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arvested from “treated” plant (on scale). Note: Individaul times that leaves were collected recorded in notebook but not in this spreadsheet (start time = 6:20, end time = 6:33). NOTE, LEDs remained off since 16:50 the previous day, and the sun had not yet risen so it was dark (excluding ambient light from adjacent greenhouse). LEDs turned back on afterwards, at 07:14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1T06:20:00" calcext:value-type="date">
            <text:p>12/11/2019 06:2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ry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notebook but not in this spreadsheet (start time = 6:20, end time = 6:33). NOTE, LEDs remained off since 16:50 the previous day, and the sun had not yet risen so it was dark (excluding ambient light from adjacent greenhouse). LEDs turned back on afterwards, at 07:14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1T06:20:00" calcext:value-type="date">
            <text:p>12/11/2019 06:2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6</text:p>
          </table:table-cell>
          <table:table-cell office:value-type="string" calcext:value-type="string">
            <text:p>dry_virgin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notebook but not in this spreadsheet (start time = 6:20, end time = 6:33). NOTE, LEDs remained off since 16:50 the previous day, and the sun had not yet risen so it was dark (excluding ambient light from adjacent greenhouse). LEDs turned back on afterwards, at 07:14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1T06:20:00" calcext:value-type="date">
            <text:p>12/11/2019 06:2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5</text:p>
          </table:table-cell>
          <table:table-cell office:value-type="string" calcext:value-type="string">
            <text:p>dry_virgin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sout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arvested from “treated” plant (on scale). Note: Individaul times that leaves were collected recorded in notebook but not in this spreadsheet (start time = 6:20, end time = 6:33). NOTE, LEDs remained off since 16:50 the previous day, and the sun had not yet risen so it was dark (excluding ambient light from adjacent greenhouse). LEDs turned back on afterwards, at 07:14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1T06:20:00" calcext:value-type="date">
            <text:p>12/11/2019 06:2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we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notebook but not in this spreadsheet (start time = 6:20, end time = 6:33). NOTE, LEDs remained off since 16:50 the previous day, and the sun had not yet risen so it was dark (excluding ambient light from adjacent greenhouse). LEDs turned back on afterwards, at 07:14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1T06:20:00" calcext:value-type="date">
            <text:p>12/11/2019 06:2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ry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notebook but not in this spreadsheet (start time = 6:20, end time = 6:33). NOTE, LEDs remained off since 16:50 the previous day, and the sun had not yet risen so it was dark (excluding ambient light from adjacent greenhouse). LEDs turned back on afterwards, at 07:14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1T06:20:00" calcext:value-type="date">
            <text:p>12/11/2019 06:2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wet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notebook but not in this spreadsheet (start time = 6:20, end time = 6:33). NOTE, LEDs remained off since 16:50 the previous day, and the sun had not yet risen so it was dark (excluding ambient light from adjacent greenhouse). LEDs turned back on afterwards, at 07:14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1T06:20:00" calcext:value-type="date">
            <text:p>12/11/2019 06:20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ry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sout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arvested from “treated” plant (on scale). Note: Individaul times that leaves were collected recorded in notebook but not in this spreadsheet (start time = 6:20, end time = 6:33). NOTE, LEDs remained off since 16:50 the previous day, and the sun had not yet risen so it was dark (excluding ambient light from adjacent greenhouse). LEDs turned back on afterwards, at 07:14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1T10:09:00" calcext:value-type="date">
            <text:p>12/11/2019 10:09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5</text:p>
          </table:table-cell>
          <table:table-cell office:value-type="string" calcext:value-type="string">
            <text:p>dry_virgin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1T10:09:00" calcext:value-type="date">
            <text:p>12/11/2019 10:09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ry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out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arvested from “treated” plant (on scale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1T10:09:00" calcext:value-type="date">
            <text:p>12/11/2019 10:09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6</text:p>
          </table:table-cell>
          <table:table-cell office:value-type="string" calcext:value-type="string">
            <text:p>dry_virgin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1T10:09:00" calcext:value-type="date">
            <text:p>12/11/2019 10:09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wet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1T10:09:00" calcext:value-type="date">
            <text:p>12/11/2019 10:09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wet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1T10:09:00" calcext:value-type="date">
            <text:p>12/11/2019 10:09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ry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sout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arvested from “treated” plant (on scale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1T10:09:00" calcext:value-type="date">
            <text:p>12/11/2019 10:09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ry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1T10:09:00" calcext:value-type="date">
            <text:p>12/11/2019 10:09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8</text:p>
          </table:table-cell>
          <table:table-cell office:value-type="string" calcext:value-type="string">
            <text:p>dry_virgin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1T10:09:00" calcext:value-type="date">
            <text:p>12/11/2019 10:09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wet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2T09:38:00" calcext:value-type="date">
            <text:p>12/12/2019 09:38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5</text:p>
          </table:table-cell>
          <table:table-cell office:value-type="string" calcext:value-type="string">
            <text:p>dry_virgin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biomass spreadsheet but not in this spreadsheet (start time = 9:38, end time = 10:0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2T09:38:00" calcext:value-type="date">
            <text:p>12/12/2019 09:38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wet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biomass spreadsheet but not in this spreadsheet (start time = 9:38, end time = 10:0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2T09:38:00" calcext:value-type="date">
            <text:p>12/12/2019 09:38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wet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biomass spreadsheet but not in this spreadsheet (start time = 9:38, end time = 10:0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2T09:38:00" calcext:value-type="date">
            <text:p>12/12/2019 09:38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ry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sout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arvested from “treated” plant (on scale). Note: Individaul times that leaves were collected recorded in biomass spreadsheet but not in this spreadsheet (start time = 9:38, end time = 10:0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2T09:38:00" calcext:value-type="date">
            <text:p>12/12/2019 09:38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ry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nort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arvested from “treated” plant (on scale). Note: Individaul times that leaves were collected recorded in biomass spreadsheet but not in this spreadsheet (start time = 9:38, end time = 10:0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2T09:38:00" calcext:value-type="date">
            <text:p>12/12/2019 09:38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6</text:p>
          </table:table-cell>
          <table:table-cell office:value-type="string" calcext:value-type="string">
            <text:p>dry_virgin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biomass spreadsheet but not in this spreadsheet (start time = 9:38, end time = 10:0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2T09:38:00" calcext:value-type="date">
            <text:p>12/12/2019 09:38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ry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biomass spreadsheet but not in this spreadsheet (start time = 9:38, end time = 10:0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2T09:38:00" calcext:value-type="date">
            <text:p>12/12/2019 09:38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28</text:p>
          </table:table-cell>
          <table:table-cell office:value-type="string" calcext:value-type="string">
            <text:p>dry_virgin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biomass spreadsheet but not in this spreadsheet (start time = 9:38, end time = 10:0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s</text:p>
          </table:table-cell>
          <table:table-cell office:value-type="date" office:date-value="2019-12-12T09:38:00" calcext:value-type="date">
            <text:p>12/12/2019 09:38:00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wet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&lt;5</text:p>
          </table:table-cell>
          <table:table-cell office:value-type="string" calcext:value-type="string">
            <text:p>harvested from “treated” plant (on scale). Note: Individaul times that leaves were collected recorded in biomass spreadsheet but not in this spreadsheet (start time = 9:38, end time = 10:07)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4:32:53.860244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7T14:33:42.389764860</dc:date>
    <meta:editing-duration>PT58M34S</meta:editing-duration>
    <meta:editing-cycles>35</meta:editing-cycles>
    <meta:generator>LibreOffice/6.2.8.2$Linux_X86_64 LibreOffice_project/20$Build-2</meta:generator>
    <meta:document-statistic meta:table-count="1" meta:cell-count="1401" meta:object-count="0"/>
  </office:meta>
</office:document-meta>
</file>